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officeooo:rsid="000e3917" officeooo:paragraph-rsid="000e3917"/>
    </style:style>
    <style:style style:name="P2" style:family="paragraph" style:parent-style-name="Standard">
      <style:paragraph-properties style:line-height-at-least="0.503cm"/>
      <style:text-properties fo:color="#000000" style:text-underline-style="solid" style:text-underline-width="auto" style:text-underline-color="font-color" fo:font-weight="bold" officeooo:rsid="001547d9" officeooo:paragraph-rsid="000e3917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000000" style:text-underline-style="solid" style:text-underline-width="auto" style:text-underline-color="font-color" officeooo:rsid="000efb42" officeooo:paragraph-rsid="000efb42"/>
    </style:style>
    <style:style style:name="P4" style:family="paragraph" style:parent-style-name="Standard">
      <style:paragraph-properties style:line-height-at-least="0.503cm"/>
      <style:text-properties fo:color="#000000" style:text-underline-style="none" officeooo:rsid="000efb42" officeooo:paragraph-rsid="000efb42"/>
    </style:style>
    <style:style style:name="P5" style:family="paragraph" style:parent-style-name="Standard">
      <style:paragraph-properties style:line-height-at-least="0.503cm"/>
      <style:text-properties fo:color="#000000" fo:font-size="11pt" style:text-underline-style="none" fo:font-weight="normal" officeooo:rsid="001547d9" officeooo:paragraph-rsid="000efb4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0efb4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01ba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0efb4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01ba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547d9" officeooo:paragraph-rsid="00101ba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547d9" officeooo:paragraph-rsid="0010aec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547d9" officeooo:paragraph-rsid="00125db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cc0a6" officeooo:paragraph-rsid="000efb4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cc0a6" officeooo:paragraph-rsid="00101ba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a1ae8" officeooo:paragraph-rsid="000efb4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en" fo:country="GB" style:text-underline-style="none" fo:font-weight="normal" officeooo:rsid="001a1ae8" officeooo:paragraph-rsid="00101ba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0e3917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0efb42"/>
    </style:style>
    <style:style style:name="T4" style:family="text">
      <style:text-properties fo:font-variant="normal" fo:text-transform="none" fo:color="#202122" fo:letter-spacing="normal" officeooo:rsid="001cc0a6" style:font-size-asian="9.60000038146973pt"/>
    </style:style>
    <style:style style:name="T5" style:family="text">
      <style:text-properties fo:font-variant="normal" fo:text-transform="none" fo:color="#202122" fo:letter-spacing="normal" officeooo:rsid="001a1ae8" style:font-size-asian="9.60000038146973pt"/>
    </style:style>
    <style:style style:name="T6" style:family="text">
      <style:text-properties fo:font-variant="normal" fo:text-transform="none" fo:color="#202122" fo:letter-spacing="normal" officeooo:rsid="00188b2f"/>
    </style:style>
    <style:style style:name="T7" style:family="text">
      <style:text-properties fo:font-variant="normal" fo:text-transform="none" fo:color="#202122" fo:letter-spacing="normal" officeooo:rsid="001a1ae8"/>
    </style:style>
    <style:style style:name="T8" style:family="text">
      <style:text-properties fo:font-variant="normal" fo:text-transform="none" fo:color="#202122" fo:letter-spacing="normal" officeooo:rsid="00168209"/>
    </style:style>
    <style:style style:name="T9" style:family="text">
      <style:text-properties fo:font-variant="normal" fo:text-transform="none" fo:color="#202122" fo:letter-spacing="normal" officeooo:rsid="001cc0a6"/>
    </style:style>
    <style:style style:name="T10" style:family="text">
      <style:text-properties fo:font-variant="normal" fo:text-transform="none" fo:color="#202122" fo:letter-spacing="normal" officeooo:rsid="00101bad"/>
    </style:style>
    <style:style style:name="T11" style:family="text">
      <style:text-properties fo:font-variant="normal" fo:text-transform="none" fo:color="#202122" fo:letter-spacing="normal" officeooo:rsid="0010aec8"/>
    </style:style>
    <style:style style:name="T12" style:family="text">
      <style:text-properties fo:font-variant="normal" fo:text-transform="none" fo:color="#202122" fo:letter-spacing="normal" officeooo:rsid="00125db4"/>
    </style:style>
    <style:style style:name="T13" style:family="text">
      <style:text-properties fo:font-variant="normal" fo:text-transform="none" fo:letter-spacing="normal" officeooo:rsid="001a1ae8" style:font-size-asian="9.60000038146973pt"/>
    </style:style>
    <style:style style:name="T14" style:family="text">
      <style:text-properties fo:font-variant="normal" fo:text-transform="none" fo:letter-spacing="normal" officeooo:rsid="00188b2f" style:font-size-asian="9.60000038146973pt"/>
    </style:style>
    <style:style style:name="T15" style:family="text">
      <style:text-properties fo:font-variant="normal" fo:text-transform="none" fo:letter-spacing="normal" officeooo:rsid="00168209" style:font-size-asian="9.60000038146973pt"/>
    </style:style>
    <style:style style:name="T16" style:family="text">
      <style:text-properties fo:font-variant="normal" fo:text-transform="none" fo:letter-spacing="normal" officeooo:rsid="00180c8a" style:font-size-asian="9.60000038146973pt"/>
    </style:style>
    <style:style style:name="T17" style:family="text">
      <style:text-properties fo:font-variant="normal" fo:text-transform="none" fo:letter-spacing="normal" officeooo:rsid="000efb42" style:font-size-asian="9.60000038146973pt"/>
    </style:style>
    <style:style style:name="T18" style:family="text">
      <style:text-properties fo:font-variant="normal" fo:text-transform="none" fo:letter-spacing="normal" officeooo:rsid="00101bad" style:font-size-asian="9.60000038146973pt"/>
    </style:style>
    <style:style style:name="T19" style:family="text">
      <style:text-properties fo:font-variant="normal" fo:text-transform="none" fo:letter-spacing="normal" officeooo:rsid="00188b2f"/>
    </style:style>
    <style:style style:name="T20" style:family="text">
      <style:text-properties fo:font-variant="normal" fo:text-transform="none" fo:letter-spacing="normal" officeooo:rsid="001a1ae8"/>
    </style:style>
    <style:style style:name="T21" style:family="text">
      <style:text-properties fo:font-variant="normal" fo:text-transform="none" fo:letter-spacing="normal" officeooo:rsid="00168209"/>
    </style:style>
    <style:style style:name="T22" style:family="text">
      <style:text-properties fo:font-variant="normal" fo:text-transform="none" fo:letter-spacing="normal" officeooo:rsid="001cc0a6"/>
    </style:style>
    <style:style style:name="T23" style:family="text">
      <style:text-properties fo:font-variant="normal" fo:text-transform="none" fo:letter-spacing="normal" officeooo:rsid="000efb42"/>
    </style:style>
    <style:style style:name="T24" style:family="text">
      <style:text-properties fo:font-variant="normal" fo:text-transform="none" fo:letter-spacing="normal" officeooo:rsid="00101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de</text:span>:</text:p>
      <text:p text:style-name="P1"/>
      <text:p text:style-name="P1">class PrintPyramid {</text:p>
      <text:p text:style-name="P1"><text:s text:c="4"/>public static void test(int rows) {</text:p>
      <text:p text:style-name="P1"><text:s text:c="8"/>for (int i = 1; i &lt;= rows; ++i) {</text:p>
      <text:p text:style-name="P1"><text:s text:c="12"/>for (int j = 1; j &lt;= i; ++j) {</text:p>
      <text:p text:style-name="P1"><text:s text:c="16"/>System.out.print("# ");</text:p>
      <text:p text:style-name="P1"><text:s text:c="12"/>}</text:p>
      <text:p text:style-name="P1"><text:s text:c="12"/>System.out.println();</text:p>
      <text:p text:style-name="P1"><text:s text:c="8"/>}</text:p>
      <text:p text:style-name="P1"><text:s text:c="4"/>}</text:p>
      <text:p text:style-name="P1"/>
      <text:p text:style-name="P3">Output:</text:p>
      <text:p text:style-name="P3"/>
      <text:p text:style-name="P4"># </text:p>
      <text:p text:style-name="P4"># # </text:p>
      <text:p text:style-name="P4"># # # </text:p>
      <text:p text:style-name="P4"># # # # </text:p>
      <text:p text:style-name="P4"># # # # # </text:p>
      <text:p text:style-name="P4"># # # # # # </text:p>
      <text:p text:style-name="P4"># # # # # # # </text:p>
      <text:p text:style-name="P4"># # # # # # # # </text:p>
      <text:p text:style-name="P4"># # # # # # # # # </text:p>
      <text:p text:style-name="P4"># # # # # # # # # # </text:p>
      <text:p text:style-name="P4"># # # # # # # # # # # </text:p>
      <text:p text:style-name="P4"># # # # # # # # # # # # </text:p>
      <text:p text:style-name="P4"># # # # # # # # # # # # # </text:p>
      <text:p text:style-name="P4"># # # # # # # # # # # # # # </text:p>
      <text:p text:style-name="P4"># # # # # # # # # # # # # # # </text:p>
      <text:p text:style-name="P4"># # # # # # # # # # # # # # # # </text:p>
      <text:p text:style-name="P4"># </text:p>
      <text:p text:style-name="P4"># # </text:p>
      <text:p text:style-name="P4"># # # </text:p>
      <text:p text:style-name="P4"># # # # </text:p>
      <text:p text:style-name="P4"># # # # # </text:p>
      <text:p text:style-name="P4"># # # # # # </text:p>
      <text:p text:style-name="P4"># # # # # # # </text:p>
      <text:p text:style-name="P4"># # # # # # # # </text:p>
      <text:p text:style-name="P4"># # # # # # # # # </text:p>
      <text:p text:style-name="P4"># </text:p>
      <text:p text:style-name="P4"># # </text:p>
      <text:p text:style-name="P4"># # # </text:p>
      <text:p text:style-name="P4"># # # # </text:p>
      <text:p text:style-name="P4"># # # # # </text:p>
      <text:p text:style-name="P4"># # # # # # </text:p>
      <text:p text:style-name="P4"># # # # # # # </text:p>
      <text:p text:style-name="P4"># # # # # # # # </text:p>
      <text:p text:style-name="P4"># # # # # # # # # </text:p>
      <text:p text:style-name="P4"># # # # # # # # # # </text:p>
      <text:p text:style-name="P4"># # # # # # # # # # # </text:p>
      <text:p text:style-name="P4"># # # # # # # # # # # # </text:p>
      <text:p text:style-name="P4"><text:soft-page-break/># # # # # # # # # # # # # </text:p>
      <text:p text:style-name="P4"># # # # # # # # # # # # # # </text:p>
      <text:p text:style-name="P4"># # # # # # # # # # # # # # # </text:p>
      <text:p text:style-name="P1"/>
      <text:p text:style-name="P2">Explanation:</text:p>
      <text:p text:style-name="P2"/>
      <text:p text:style-name="P5"><text:span text:style-name="T2">– </text:span><text:span text:style-name="T3">Line #3 is a for loop:</text:span></text:p>
      <text:p text:style-name="P5"><text:span text:style-name="T3"/></text:p>
      <text:p text:style-name="P8"><text:span text:style-name="T9">1)</text:span><text:span text:style-name="T6"> </text:span><text:span text:style-name="T7">The expression for initialization (</text:span><text:span text:style-name="T14">int </text:span><text:span text:style-name="T17">I = 1</text:span><text:span text:style-name="T13">) defines the variable '</text:span><text:span text:style-name="T17">i</text:span><text:span text:style-name="T13">' as an int, and sets its value to </text:span><text:span text:style-name="T17">1</text:span><text:span text:style-name="T13">.</text:span></text:p>
      <text:p text:style-name="P13"/>
      <text:p text:style-name="P8"><text:span text:style-name="T22">2) </text:span><text:span text:style-name="T20">The </text:span><text:span text:style-name="T19">expression for testing </text:span><text:span text:style-name="T20">(</text:span><text:span text:style-name="T23">i</text:span><text:span text:style-name="T14"> &lt;</text:span><text:span text:style-name="T17">=</text:span><text:span text:style-name="T14"> </text:span><text:span text:style-name="T17">rows</text:span><text:span text:style-name="T13">) checks to see if the variable 'I' <text:s/>is smaller than </text:span><text:span text:style-name="T16">or equal to </text:span><text:span text:style-name="T18">the variable 'rows'</text:span><text:span text:style-name="T13">. </text:span><text:span text:style-name="T15">If it is, then the loop repeats.</text:span></text:p>
      <text:p text:style-name="P15"/>
      <text:p text:style-name="P6"><text:span text:style-name="T4">3) </text:span><text:span text:style-name="T5">The</text:span><text:span text:style-name="T6"> expression for updating </text:span><text:span text:style-name="T7">(++</text:span><text:span text:style-name="T3">i</text:span><text:span text:style-name="T7">) increases the value of '</text:span><text:span text:style-name="T3">I</text:span><text:span text:style-name="T7">' by 1.</text:span></text:p>
      <text:p text:style-name="P6"><text:span text:style-name="T7"/></text:p>
      <text:p text:style-name="P12"><text:span text:style-name="T7">– </text:span><text:span text:style-name="T3">Line #</text:span><text:span text:style-name="T10">4</text:span><text:span text:style-name="T3"> is a </text:span><text:span text:style-name="T10">nested </text:span><text:span text:style-name="T3">for loop. </text:span><text:span text:style-name="T12">It prints number of hash characters in each row equal to the row number:</text:span></text:p>
      <text:p text:style-name="P10"><text:span text:style-name="T3"/></text:p>
      <text:p text:style-name="P9"><text:span text:style-name="T9">1)</text:span><text:span text:style-name="T6"> </text:span><text:span text:style-name="T7">The expression for initialization (</text:span><text:span text:style-name="T14">int </text:span><text:span text:style-name="T18">j</text:span><text:span text:style-name="T17"> = 1</text:span><text:span text:style-name="T13">) defines the variable '</text:span><text:span text:style-name="T18">j</text:span><text:span text:style-name="T13">' as an int, and sets its value to </text:span><text:span text:style-name="T17">1</text:span><text:span text:style-name="T13">.</text:span></text:p>
      <text:p text:style-name="P14"/>
      <text:p text:style-name="P9"><text:span text:style-name="T22">2) </text:span><text:span text:style-name="T20">The </text:span><text:span text:style-name="T19">expression for testing </text:span><text:span text:style-name="T20">(</text:span><text:span text:style-name="T24">j</text:span><text:span text:style-name="T14"> &lt;</text:span><text:span text:style-name="T17">=</text:span><text:span text:style-name="T14"> </text:span><text:span text:style-name="T17">rows</text:span><text:span text:style-name="T13">) checks to see if the variable '</text:span><text:span text:style-name="T18">j</text:span><text:span text:style-name="T13">' <text:s/>is smaller than </text:span><text:span text:style-name="T16">or equal to </text:span><text:span text:style-name="T18">the variable 'i'</text:span><text:span text:style-name="T13">. </text:span><text:span text:style-name="T15">If it is, then the loop repeats.</text:span></text:p>
      <text:p text:style-name="P16"/>
      <text:p text:style-name="P7"><text:span text:style-name="T4">3) </text:span><text:span text:style-name="T5">The</text:span><text:span text:style-name="T6"> expression for updating </text:span><text:span text:style-name="T7">(++</text:span><text:span text:style-name="T10">j</text:span><text:span text:style-name="T7">) increases the value of '</text:span><text:span text:style-name="T10">j</text:span><text:span text:style-name="T7">' by 1.</text:span></text:p>
      <text:p text:style-name="P7"><text:span text:style-name="T7"/></text:p>
      <text:p text:style-name="P10"><text:span text:style-name="T7">– </text:span><text:span text:style-name="T3">Line #</text:span><text:span text:style-name="T10">5 prints the '#' key.</text:span></text:p>
      <text:p text:style-name="P10"><text:span text:style-name="T10"/></text:p>
      <text:p text:style-name="P11"><text:span text:style-name="T7">– </text:span><text:span text:style-name="T3">Line #</text:span><text:span text:style-name="T11">7 adds a new line after each r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8S</meta:editing-duration>
    <meta:editing-cycles>7</meta:editing-cycles>
    <meta:generator>LibreOffice/5.0.4.2$Windows_x86 LibreOffice_project/2b9802c1994aa0b7dc6079e128979269cf95bc78</meta:generator>
    <dc:date>2022-06-09T13:41:39.194000000</dc:date>
    <meta:document-statistic meta:table-count="0" meta:image-count="0" meta:object-count="0" meta:page-count="2" meta:paragraph-count="62" meta:word-count="513" meta:character-count="1734" meta:non-whitespace-character-count="1161"/>
    <meta:user-defined meta:name="Info 1"/>
    <meta:user-defined meta:name="Info 2"/>
    <meta:user-defined meta:name="Info 3"/>
    <meta:user-defined meta:name="Info 4"/>
  </office:meta>
</office:document-meta>
</file>